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102in"/>
    </style:style>
    <style:style style:name="co2" style:family="table-column">
      <style:table-column-properties fo:break-before="auto" style:column-width="0.3307in"/>
    </style:style>
    <style:style style:name="co3" style:family="table-column">
      <style:table-column-properties fo:break-before="auto" style:column-width="1.0362in"/>
    </style:style>
    <style:style style:name="co4" style:family="table-column">
      <style:table-column-properties fo:break-before="auto" style:column-width="5.178in"/>
    </style:style>
    <style:style style:name="co5" style:family="table-column">
      <style:table-column-properties fo:break-before="auto" style:column-width="1.5874in"/>
    </style:style>
    <style:style style:name="co6" style:family="table-column">
      <style:table-column-properties fo:break-before="auto" style:column-width="8.9591in"/>
    </style:style>
    <style:style style:name="co7" style:family="table-column">
      <style:table-column-properties fo:break-before="auto" style:column-width="0.71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tubeAm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row table:style-name="ro1">
          <table:table-cell/>
          <table:table-cell table:style-name="ce1" office:value-type="string" calcext:value-type="string" table:number-columns-spanned="7" table:number-rows-spanned="1">
            <text:p>MainBoard</text:p>
          </table:table-cell>
          <table:covered-table-cell table:number-columns-repeated="6"/>
          <table:table-cell/>
        </table:table-row>
        <table:table-row table:style-name="ro2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anufacturer P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Ext. Price</text:p>
          </table:table-cell>
        </table:table-row>
        <table:table-row table:style-name="ro2">
          <table:table-cell/>
          <table:table-cell office:value-type="string" calcext:value-type="string">
            <text:p>C1,C2,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, 100V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ESK105M100AC3AA</text:p>
          </table:table-cell>
          <table:table-cell office:value-type="string" calcext:value-type="string">
            <text:p>https://www.digikey.com/en/products/detail/kemet/esk105m100ac3aa/18167477</text:p>
          </table:table-cell>
          <table:table-cell table:style-name="ce3" office:value-type="string" calcext:value-type="string">
            <text:p>$0.16</text:p>
          </table:table-cell>
          <table:table-cell table:formula="of:=([.H3]*[.C3])" office:value-type="currency" office:currency="USD" office:value="0.48" calcext:value-type="currency">
            <text:p>$0.48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p, 50V</text:p>
          </table:table-cell>
          <table:table-cell office:value-type="string" calcext:value-type="string">
            <text:p>Capacitor_THT:C_Rect_L7.2mm_W5.5mm_P5.00mm_FKS2_FKP2_MKS2_MKP2</text:p>
          </table:table-cell>
          <table:table-cell office:value-type="string" calcext:value-type="string">
            <text:p>C317C201J5G5TA7301</text:p>
          </table:table-cell>
          <table:table-cell office:value-type="string" calcext:value-type="string">
            <text:p>https://www.mouser.com/ProductDetail/KEMET/C317C201J5G5TA7301?qs=2FIyTMJ0hNno2fk56OoQRA%3D%3D</text:p>
          </table:table-cell>
          <table:table-cell table:style-name="ce3" office:value-type="string" calcext:value-type="string">
            <text:p>$0.62</text:p>
          </table:table-cell>
          <table:table-cell table:formula="of:=([.H4]*[.C4])" office:value-type="currency" office:currency="USD" office:value="0.62" calcext:value-type="currency">
            <text:p>$0.62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, 50V</text:p>
          </table:table-cell>
          <table:table-cell office:value-type="string" calcext:value-type="string">
            <text:p>Capacitor_THT:C_Rect_L7.2mm_W5.5mm_P5.00mm_FKS2_FKP2_MKS2_MKP2</text:p>
          </table:table-cell>
          <table:table-cell office:value-type="string" calcext:value-type="string">
            <text:p>FG28C0G1H103JNT06</text:p>
          </table:table-cell>
          <table:table-cell office:value-type="string" calcext:value-type="string">
            <text:p>https://www.digikey.com/en/products/detail/tdk-corporation/FG28C0G1H103JNT06/5803088</text:p>
          </table:table-cell>
          <table:table-cell table:style-name="ce3" office:value-type="string" calcext:value-type="string">
            <text:p>$0.35</text:p>
          </table:table-cell>
          <table:table-cell table:formula="of:=([.H5]*[.C5])" office:value-type="currency" office:currency="USD" office:value="0.35" calcext:value-type="currency">
            <text:p>$0.35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, 50V</text:p>
          </table:table-cell>
          <table:table-cell office:value-type="string" calcext:value-type="string">
            <text:p>Capacitor_THT:C_Rect_L7.2mm_W5.5mm_P5.00mm_FKS2_FKP2_MKS2_MKP2</text:p>
          </table:table-cell>
          <table:table-cell office:value-type="string" calcext:value-type="string">
            <text:p>FG22C0G1H224JNT00</text:p>
          </table:table-cell>
          <table:table-cell office:value-type="string" calcext:value-type="string">
            <text:p>https://www.digikey.com/en/products/detail/tdk-corporation/FG22C0G1H224JNT00/7326573</text:p>
          </table:table-cell>
          <table:table-cell table:style-name="ce3" office:value-type="string" calcext:value-type="string">
            <text:p>$1.47</text:p>
          </table:table-cell>
          <table:table-cell table:formula="of:=([.H6]*[.C6])" office:value-type="currency" office:currency="USD" office:value="1.47" calcext:value-type="currency">
            <text:p>$1.47</text:p>
          </table:table-cell>
        </table:table-row>
        <table:table-row table:style-name="ro2">
          <table:table-cell/>
          <table:table-cell office:value-type="string" calcext:value-type="string">
            <text:p>C7,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u, 200V</text:p>
          </table:table-cell>
          <table:table-cell office:value-type="string" calcext:value-type="string">
            <text:p>Capacitor_THT:CP_Radial_D18.0mm_P7.50mm</text:p>
          </table:table-cell>
          <table:table-cell office:value-type="string" calcext:value-type="string">
            <text:p>EPAG201ELL471MM40S</text:p>
          </table:table-cell>
          <table:table-cell office:value-type="string" calcext:value-type="string">
            <text:p>https://www.digikey.com/en/products/detail/chemi-con/EPAG201ELL471MM40S/3983309</text:p>
          </table:table-cell>
          <table:table-cell table:style-name="ce4" office:value-type="currency" office:currency="USD" office:value="3.02" calcext:value-type="currency">
            <text:p>$3.02</text:p>
          </table:table-cell>
          <table:table-cell table:formula="of:=([.H7]*[.C7])" office:value-type="currency" office:currency="USD" office:value="6.04" calcext:value-type="currency">
            <text:p>$6.04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D1,D2,D3,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https://www.mouser.com/ProductDetail/Diotec-Semiconductor/1N4004?qs=OlC7AqGiEDk3eaZusDVIWQ%3D%3D</text:p>
          </table:table-cell>
          <table:table-cell table:style-name="ce3" office:value-type="string" calcext:value-type="string">
            <text:p>$0.10</text:p>
          </table:table-cell>
          <table:table-cell table:formula="of:=([.H8]*[.C8])" office:value-type="currency" office:currency="USD" office:value="0.4" calcext:value-type="currency">
            <text:p>$0.40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J1,J3</text:p>
          </table:table-cell>
          <table:table-cell office:value-type="float" office:value="2" calcext:value-type="float">
            <text:p>2</text:p>
          </table:table-cell>
          <table:table-cell office:value-type="float" office:value="691137710002" calcext:value-type="float">
            <text:p>691137710002</text:p>
          </table:table-cell>
          <table:table-cell office:value-type="string" calcext:value-type="string">
            <text:p>DavidWrinn:691137710002-2screw</text:p>
          </table:table-cell>
          <table:table-cell office:value-type="float" office:value="691137710002" calcext:value-type="float">
            <text:p>691137710002</text:p>
          </table:table-cell>
          <table:table-cell office:value-type="string" calcext:value-type="string">
            <text:p>https://www.digikey.com/en/products/detail/w%C3%BCrth-elektronik/691137710002/6644051?s=N4IgTCBcDaIGwE4CMSDMB2dSAMuIF0BfIA</text:p>
          </table:table-cell>
          <table:table-cell table:style-name="ce3" office:value-type="string" calcext:value-type="string">
            <text:p>$0.36</text:p>
          </table:table-cell>
          <table:table-cell table:formula="of:=([.H9]*[.C9])" office:value-type="currency" office:currency="USD" office:value="0.72" calcext:value-type="currency">
            <text:p>$0.72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float" office:value="702471054" calcext:value-type="float">
            <text:p>702471054</text:p>
          </table:table-cell>
          <table:table-cell office:value-type="string" calcext:value-type="string">
            <text:p>DavidWrinn:CONN_7024710xx_10pos</text:p>
          </table:table-cell>
          <table:table-cell office:value-type="float" office:value="702471054" calcext:value-type="float">
            <text:p>702471054</text:p>
          </table:table-cell>
          <table:table-cell office:value-type="string" calcext:value-type="string">
            <text:p>https://www.digikey.com/en/products/detail/molex/0702471054/3302078?s=N4IgTCBcDaIOwAYwBY4EYEFZkgLoF8g</text:p>
          </table:table-cell>
          <table:table-cell table:style-name="ce3" office:value-type="string" calcext:value-type="string">
            <text:p>$2.37</text:p>
          </table:table-cell>
          <table:table-cell table:formula="of:=([.H10]*[.C10])" office:value-type="currency" office:currency="USD" office:value="2.37" calcext:value-type="currency">
            <text:p>$2.37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PP12-800</text:p>
          </table:table-cell>
          <table:table-cell office:value-type="string" calcext:value-type="string">
            <text:p>DavidWrinn:TRANS_VPP12-800_TRM</text:p>
          </table:table-cell>
          <table:table-cell office:value-type="string" calcext:value-type="string">
            <text:p>VPP12-800</text:p>
          </table:table-cell>
          <table:table-cell office:value-type="string" calcext:value-type="string">
            <text:p>https://www.digikey.com/en/products/detail/triad-magnetics/VPP12-800/242498</text:p>
          </table:table-cell>
          <table:table-cell table:style-name="ce3" office:value-type="string" calcext:value-type="string">
            <text:p>$10.06</text:p>
          </table:table-cell>
          <table:table-cell table:formula="of:=([.H11]*[.C11])" office:value-type="currency" office:currency="USD" office:value="10.06" calcext:value-type="currency">
            <text:p>$10.06</text:p>
          </table:table-cell>
        </table:table-row>
        <table:table-row table:style-name="ro2">
          <table:table-cell/>
          <table:table-cell office:value-type="string" calcext:value-type="string">
            <text:p>R1,R2,R3,R6,R7,R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30, 1/4W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CF14JT330R</text:p>
          </table:table-cell>
          <table:table-cell office:value-type="string" calcext:value-type="string">
            <text:p>https://www.digikey.com/en/products/detail/stackpole-electronics-inc/CF14JT330R/1741399</text:p>
          </table:table-cell>
          <table:table-cell table:style-name="ce3" office:value-type="string" calcext:value-type="string">
            <text:p>$0.10</text:p>
          </table:table-cell>
          <table:table-cell table:formula="of:=([.H12]*[.C12])" office:value-type="currency" office:currency="USD" office:value="0.6" calcext:value-type="currency">
            <text:p>$0.60</text:p>
          </table:table-cell>
        </table:table-row>
        <table:table-row table:style-name="ro2">
          <table:table-cell/>
          <table:table-cell office:value-type="string" calcext:value-type="string">
            <text:p>R4,R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, 1/4W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CF14JT100K</text:p>
          </table:table-cell>
          <table:table-cell office:value-type="string" calcext:value-type="string">
            <text:p>https://www.digikey.com/en/products/detail/stackpole-electronics-inc/CF14JT100K/1741263</text:p>
          </table:table-cell>
          <table:table-cell table:style-name="ce3" office:value-type="string" calcext:value-type="string">
            <text:p>$0.10</text:p>
          </table:table-cell>
          <table:table-cell table:formula="of:=([.H13]*[.C13])" office:value-type="currency" office:currency="USD" office:value="0.2" calcext:value-type="currency">
            <text:p>$0.20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R5,R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0K, 1/4W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CF14JT560K</text:p>
          </table:table-cell>
          <table:table-cell office:value-type="string" calcext:value-type="string">
            <text:p>https://www.digikey.com/en/products/detail/stackpole-electronics-inc/CF14JT560K/1741468</text:p>
          </table:table-cell>
          <table:table-cell table:style-name="ce3" office:value-type="string" calcext:value-type="string">
            <text:p>$0.10</text:p>
          </table:table-cell>
          <table:table-cell table:formula="of:=([.H14]*[.C14])" office:value-type="currency" office:currency="USD" office:value="0.2" calcext:value-type="currency">
            <text:p>$0.20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R9,R10,R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K, 1/4W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CF14JT2K20</text:p>
          </table:table-cell>
          <table:table-cell office:value-type="string" calcext:value-type="string">
            <text:p>https://www.digikey.com/en/products/detail/stackpole-electronics-inc/CF14JT2K20/1741321</text:p>
          </table:table-cell>
          <table:table-cell table:style-name="ce3" office:value-type="string" calcext:value-type="string">
            <text:p>$0.10</text:p>
          </table:table-cell>
          <table:table-cell table:formula="of:=([.H15]*[.C15])" office:value-type="currency" office:currency="USD" office:value="0.3" calcext:value-type="currency">
            <text:p>$0.30</text:p>
          </table:table-cell>
        </table:table-row>
        <table:table-row table:style-name="ro2">
          <table:table-cell/>
          <table:table-cell office:value-type="string" calcext:value-type="string">
            <text:p>R13,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, 1/4W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CF14JT1K00</text:p>
          </table:table-cell>
          <table:table-cell office:value-type="string" calcext:value-type="string">
            <text:p>https://www.digikey.com/en/products/detail/stackpole-electronics-inc/CF14JT1K00/1741314</text:p>
          </table:table-cell>
          <table:table-cell table:style-name="ce3" office:value-type="string" calcext:value-type="string">
            <text:p>$0.10</text:p>
          </table:table-cell>
          <table:table-cell table:formula="of:=([.H16]*[.C16])" office:value-type="currency" office:currency="USD" office:value="0.2" calcext:value-type="currency">
            <text:p>$0.20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, 1/2W</text:p>
          </table:table-cell>
          <table:table-cell office:value-type="string" calcext:value-type="string">
            <text:p>Resistor_THT:R_Axial_DIN0309_L9.0mm_D3.2mm_P12.70mm_Horizontal</text:p>
          </table:table-cell>
          <table:table-cell office:value-type="string" calcext:value-type="string">
            <text:p>MFR50SFTE52-442R</text:p>
          </table:table-cell>
          <table:table-cell office:value-type="string" calcext:value-type="string">
            <text:p>https://www.digikey.com/en/products/detail/yageo/MFR50SFTE52-442R/9151526</text:p>
          </table:table-cell>
          <table:table-cell table:style-name="ce3" office:value-type="string" calcext:value-type="string">
            <text:p>$0.10</text:p>
          </table:table-cell>
          <table:table-cell table:formula="of:=([.H17]*[.C17])" office:value-type="currency" office:currency="USD" office:value="0.1" calcext:value-type="currency">
            <text:p>$0.10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RV1,RV2,RV3,R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, 1/4W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PTN24B-B1015K1PB</text:p>
          </table:table-cell>
          <table:table-cell office:value-type="string" calcext:value-type="string">
            <text:p>https://www.digikey.com/en/products/detail/same-sky-formerly-cui-devices/PTN24B-B1015K1PB/22255103</text:p>
          </table:table-cell>
          <table:table-cell table:style-name="ce3" office:value-type="string" calcext:value-type="string">
            <text:p>$1.45</text:p>
          </table:table-cell>
          <table:table-cell table:formula="of:=([.H18]*[.C18])" office:value-type="currency" office:currency="USD" office:value="5.8" calcext:value-type="currency">
            <text:p>$5.80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TP1,TP2,TP3,TP4,TP5,TP6,TP7,TP8,TP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5m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C88</text:p>
          </table:table-cell>
          <table:table-cell office:value-type="string" calcext:value-type="string">
            <text:p>Valve:Valve_Noval_P</text:p>
          </table:table-cell>
          <table:table-cell office:value-type="string" calcext:value-type="string">
            <text:p>6922EH</text:p>
          </table:table-cell>
          <table:table-cell office:value-type="string" calcext:value-type="string">
            <text:p>https://www.vivatubes.com/brand-new-gain-tested-electro-harmonix-6922-6dj8-vacuum-tube/?gad_campaignid=1720911527</text:p>
          </table:table-cell>
          <table:table-cell table:style-name="ce3" office:value-type="string" calcext:value-type="string">
            <text:p>$21.92</text:p>
          </table:table-cell>
          <table:table-cell table:formula="of:=([.H20]*[.C20])" office:value-type="currency" office:currency="USD" office:value="43.84" calcext:value-type="currency">
            <text:p>$43.84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91s</text:p>
          </table:table-cell>
          <table:table-cell office:value-type="string" calcext:value-type="string">
            <text:p>Wheat:OCTAL</text:p>
          </table:table-cell>
          <table:table-cell office:value-type="string" calcext:value-type="string">
            <text:p>7591S</text:p>
          </table:table-cell>
          <table:table-cell office:value-type="string" calcext:value-type="string">
            <text:p>https://www.vivatubes.com/new-jj-7591-vacuum-tube/?searchid=0&amp;search_query=7591s</text:p>
          </table:table-cell>
          <table:table-cell table:style-name="ce3" office:value-type="string" calcext:value-type="string">
            <text:p>$28.37</text:p>
          </table:table-cell>
          <table:table-cell table:formula="of:=([.H21]*[.C21])" office:value-type="currency" office:currency="USD" office:value="28.37" calcext:value-type="currency">
            <text:p>$28.37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U1,U2 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C88</text:p>
          </table:table-cell>
          <table:table-cell/>
          <table:table-cell office:value-type="string" calcext:value-type="string">
            <text:p>B9A</text:p>
          </table:table-cell>
          <table:table-cell office:value-type="string" calcext:value-type="string">
            <text:p>https://www.amazon.com/lanema-Ceramic-Mount-Socket-Vacuum/dp/B0CGTVRS7P?crid=5O0DWWS97GXZ&amp;dib=eyJ2IjoiMSJ9.4gyTbtF1PyzveMcZL7EE3_lWksaioimzq9Gh_jXFbw0oqGnxdZ85EwgTW33bjX3Hqf_n5GLLcL4G2DPR30ypW3wEBngeULHyUoEymNsqcaOWbcPt90-yjoX0PQLbBdDrKjCa6ufFaFODKDQZxz9TEu-ls4qr6HUO8qgMSzXAcpy5wJDRBt-8GIGTS8BKPqjS71iWLJKTkGAQs0CJzFtE36jjFOJUhR3kRKzVDGwOp1MFb-XobAxK5jjSvssRpYmwXid7KOasat_Z7UPJRwNYT3xZFpsFdw-9ONzXkqIOZG4.7KrTICTCLZKPNUV4Rd3Gxal5U6NbHjlVftBcKPFsgNg&amp;dib_tag=se&amp;keywords=tube+socket+for+6922&amp;qid=1762885190&amp;sprefix=tube+socket+for+6922%2Caps%2C145&amp;sr=8-8</text:p>
          </table:table-cell>
          <table:table-cell table:style-name="ce4" table:formula="of:=(4.07/4)" office:value-type="currency" office:currency="USD" office:value="1.0175" calcext:value-type="currency">
            <text:p>$1.02</text:p>
          </table:table-cell>
          <table:table-cell table:formula="of:=([.H22]*[.C22])" office:value-type="currency" office:currency="USD" office:value="2.035" calcext:value-type="currency">
            <text:p>$2.04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U3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91s</text:p>
          </table:table-cell>
          <table:table-cell/>
          <table:table-cell office:value-type="string" calcext:value-type="string">
            <text:p>Octal</text:p>
          </table:table-cell>
          <table:table-cell office:value-type="string" calcext:value-type="string">
            <text:p>https://www.amazon.com/JEMOSA-Bakelite-Amplifier-Vacuum-Protect/dp/B0CCMGSRRD?crid=2NNS4HKCMIPO0&amp;dib=eyJ2IjoiMSJ9.I9r3jCGgI6a_CQc7EZMNLLnCTgtSKgauCF7oAlthZIsBmrUCTW4FQRE1K3selGoY5Ry17Wg5P2xuDAbvUyFPvBaJErmAmJu8zO6iSZ0to727cNnrP0uJw0U__6I4ofK4S5O3db6EbksohEZRN7Mqt0Tkz1Fx1WED4MI2_XoUhThX9Si8geX7bE1rD2MoW4gJFv7uyesWDytC68tkKOg0CM3_wch9hRmyRPElV00XKnuyg_5w60yQNjVZlfu1BmXcHbExErcG0fdEuBXFvNpbSZoIF4LexKWC-naYek9A2gY.Uz7H6QYMg8xrfuvvxujA-NatG97SQ6EZgjAxwmz_TSM&amp;dib_tag=se&amp;keywords=tube+socket+octal&amp;qid=1762885481&amp;sprefix=tube+socket+octa%2Caps%2C156&amp;sr=8-10</text:p>
          </table:table-cell>
          <table:table-cell table:style-name="ce4" office:value-type="currency" office:currency="USD" office:value="2.95" calcext:value-type="currency">
            <text:p>$2.95</text:p>
          </table:table-cell>
          <table:table-cell table:formula="of:=([.H23]*[.C23])" office:value-type="currency" office:currency="USD" office:value="2.95" calcext:value-type="currency">
            <text:p>$2.95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External Connections</text:p>
          </table:table-cell>
          <table:covered-table-cell table:number-columns-repeated="6"/>
          <table:table-cell/>
        </table:table-row>
        <table:table-row table:style-name="ro2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anufacturer P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nit Price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mA</text:p>
          </table:table-cell>
          <table:table-cell/>
          <table:table-cell office:value-type="float" office:value="34.311" calcext:value-type="float">
            <text:p>34.311</text:p>
          </table:table-cell>
          <table:table-cell office:value-type="string" calcext:value-type="string">
            <text:p>https://www.digikey.com/en/products/detail/schurter-inc/0034-3110/639679</text:p>
          </table:table-cell>
          <table:table-cell table:style-name="ce3" office:value-type="string" calcext:value-type="string">
            <text:p>$1.19</text:p>
          </table:table-cell>
          <table:table-cell table:formula="of:=([.H28]*[.C28])" office:value-type="currency" office:currency="USD" office:value="1.19" calcext:value-type="currency">
            <text:p>$1.19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3W-X2/04</text:p>
          </table:table-cell>
          <table:table-cell/>
          <table:table-cell office:value-type="string" calcext:value-type="string">
            <text:p>723W-X2/04</text:p>
          </table:table-cell>
          <table:table-cell office:value-type="string" calcext:value-type="string">
            <text:p>https://www.digikey.com/en/products/detail/qualtek/723W-X2-04/245547?s=N4IgTCBcDaIOxgMwHcC0APMB6ADAFhAF0BfIA</text:p>
          </table:table-cell>
          <table:table-cell table:style-name="ce3" office:value-type="string" calcext:value-type="string">
            <text:p>$2.67</text:p>
          </table:table-cell>
          <table:table-cell table:formula="of:=([.H29]*[.C29])" office:value-type="currency" office:currency="USD" office:value="2.67" calcext:value-type="currency">
            <text:p>$2.67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LS1,LS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SS-10237-54</text:p>
          </table:table-cell>
          <table:table-cell office:value-type="string" calcext:value-type="string">
            <text:p>https://www.digikey.com/en/products/detail/same-sky-formerly-cui-devices/CSS-10237-54/12762237</text:p>
          </table:table-cell>
          <table:table-cell table:style-name="ce3" office:value-type="string" calcext:value-type="string">
            <text:p>$8.28</text:p>
          </table:table-cell>
          <table:table-cell table:formula="of:=([.H30]*[.C30])" office:value-type="currency" office:currency="USD" office:value="16.56" calcext:value-type="currency">
            <text:p>$16.56</text:p>
          </table:table-cell>
        </table:table-row>
        <table:table-row table:style-name="ro2">
          <table:table-cell/>
          <table:table-cell office:value-type="string" calcext:value-type="string">
            <text:p>T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S OT8SE+</text:p>
          </table:table-cell>
          <table:table-cell office:value-type="string" calcext:value-type="string">
            <text:p>Transformer_THT:Transformer_Breve_TEZ-22x24</text:p>
          </table:table-cell>
          <table:table-cell office:value-type="string" calcext:value-type="string">
            <text:p>MPS OT8SE+</text:p>
          </table:table-cell>
          <table:table-cell office:value-type="string" calcext:value-type="string">
            <text:p>https://www.ebay.com/itm/167716877031?_skw=musical+power+supplies+ot8se%2B&amp;itmmeta=01K9FETDF6CQ9TKCFDS6SRV0VM&amp;hash=item270cb472e7:g:vSYAAeSw1RBongON&amp;itmprp=enc%3AAQAKAAABAFkggFvd1GGDu0w3yXCmi1fnhJ%2BC4KDMO2KMPOaXsuK9ZxfgdYGxkmc4Th83Yz9tdX5RlYg6PZr4UZ3UcuqsetWlUQFC7ol4sU698MOC7AzDntVLlMU8hIjirsHYLs8RSicj9lqMRHwmJuJFuaNnTlxu4XLL09EafxC2wm4yRh4beqo2m%2Bt0%2BcaTCvdA8KE2WUIEo3NAeL4XpevekLY%2BfI2bxpCkLW9BuVRDFPoYOA%2Ffsa8vIo3gd1yB9mdI%2Fz%2B%2BPkrZxhRzYN%2Fx6iUAWTdhLHqciT6m%2ByJ4Vv78OdL01DClmc8GDKob4RDlOblDerpq7M3IAgTi5TOiPTVf0gfGpBA%3D%7Ctkp%3ABk9SR-DX6e7LZg</text:p>
          </table:table-cell>
          <table:table-cell table:style-name="ce3" office:value-type="string" calcext:value-type="string">
            <text:p>$34.95</text:p>
          </table:table-cell>
          <table:table-cell table:formula="of:=([.H31]*[.C31])" office:value-type="currency" office:currency="USD" office:value="34.95" calcext:value-type="currency">
            <text:p>$34.95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2AWG, 25’</text:p>
          </table:table-cell>
          <table:table-cell/>
          <table:table-cell office:value-type="float" office:value="8023" calcext:value-type="float">
            <text:p>8023</text:p>
          </table:table-cell>
          <table:table-cell office:value-type="string" calcext:value-type="string">
            <text:p>https://www.digikey.com/en/products/detail/sparkfun-electronics/08023/6833929</text:p>
          </table:table-cell>
          <table:table-cell table:style-name="ce4" office:value-type="currency" office:currency="USD" office:value="3.44" calcext:value-type="currency">
            <text:p>$3.44</text:p>
          </table:table-cell>
          <table:table-cell table:formula="of:=([.H32]*[.C32])" office:value-type="currency" office:currency="USD" office:value="3.44" calcext:value-type="currency">
            <text:p>$3.44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de connector 6.3mm, 100 pack</text:p>
          </table:table-cell>
          <table:table-cell/>
          <table:table-cell office:value-type="string" calcext:value-type="string">
            <text:p>Baomain 100-Pack</text:p>
          </table:table-cell>
          <table:table-cell office:value-type="string" calcext:value-type="string">
            <text:p>https://www.amazon.com/Baomain-disconnects-Insulated-Connector-Electrical/dp/B01G4POUAU/ref=sr_1_14?sr=8-14</text:p>
          </table:table-cell>
          <table:table-cell table:style-name="ce4" office:value-type="currency" office:currency="USD" office:value="6.64" calcext:value-type="currency">
            <text:p>$6.64</text:p>
          </table:table-cell>
          <table:table-cell table:formula="of:=([.H33]*[.C33])" office:value-type="currency" office:currency="USD" office:value="6.64" calcext:value-type="currency">
            <text:p>$6.64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lear PLA</text:p>
          </table:table-cell>
          <table:table-cell/>
          <table:table-cell office:value-type="string" calcext:value-type="string">
            <text:p>Elegoo Translucent PLA</text:p>
          </table:table-cell>
          <table:table-cell office:value-type="string" calcext:value-type="string">
            <text:p>https://www.amazon.com/ELEGOO-Filament-Translucent-Dimensional-Cardboard/dp/B0DM1QTZKN/ref=sr_1_4?sr=8-4</text:p>
          </table:table-cell>
          <table:table-cell table:style-name="ce4" office:value-type="currency" office:currency="USD" office:value="18.99" calcext:value-type="currency">
            <text:p>$18.99</text:p>
          </table:table-cell>
          <table:table-cell table:formula="of:=([.H34]*[.C34])" office:value-type="currency" office:currency="USD" office:value="18.99" calcext:value-type="currency">
            <text:p>$18.99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pcs Aluminum Knobs</text:p>
          </table:table-cell>
          <table:table-cell/>
          <table:table-cell office:value-type="string" calcext:value-type="string">
            <text:p>4Pcs Aluminum Knobs</text:p>
          </table:table-cell>
          <table:table-cell office:value-type="string" calcext:value-type="string">
            <text:p>https://www.amazon.com/gp/aw/d/B0B2ZYBPXB/?_encoding=UTF8&amp;pd_rd_plhdr=t&amp;aaxitk=a0cbd2bfeb396e95dc7557d5a0cb5391&amp;hsa_cr_id=0&amp;sr=1-2-9e67e56a-6f64-441f-a281-df67fc737124&amp;ref_=sbx_be_s_sparkle_mcd_asin_1_img</text:p>
          </table:table-cell>
          <table:table-cell table:style-name="ce4" office:value-type="currency" office:currency="USD" office:value="17.99" calcext:value-type="currency">
            <text:p>$17.99</text:p>
          </table:table-cell>
          <table:table-cell table:formula="of:=([.H35]*[.C35])" office:value-type="currency" office:currency="USD" office:value="17.99" calcext:value-type="currency">
            <text:p>$17.99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/>
          <table:table-cell office:value-type="string" calcext:value-type="string">
            <text:p>MTS-101</text:p>
          </table:table-cell>
          <table:table-cell office:value-type="string" calcext:value-type="string">
            <text:p>https://www.amazon.com/dp/B0799LBFNY?th=1</text:p>
          </table:table-cell>
          <table:table-cell table:style-name="ce4" office:value-type="currency" office:currency="USD" office:value="0.8" calcext:value-type="currency">
            <text:p>$0.80</text:p>
          </table:table-cell>
          <table:table-cell table:formula="of:=([.H36]*[.C36])" office:value-type="currency" office:currency="USD" office:value="0.8" calcext:value-type="currency">
            <text:p>$0.80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Aux Input Module</text:p>
          </table:table-cell>
          <table:covered-table-cell table:number-columns-repeated="6"/>
          <table:table-cell/>
        </table:table-row>
        <table:table-row table:style-name="ro2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anufacturer P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nit Cost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X-3000</text:p>
          </table:table-cell>
          <table:table-cell office:value-type="string" calcext:value-type="string">
            <text:p>STX-3000_KYC</text:p>
          </table:table-cell>
          <table:table-cell office:value-type="string" calcext:value-type="string">
            <text:p>STX-3000</text:p>
          </table:table-cell>
          <table:table-cell office:value-type="string" calcext:value-type="string">
            <text:p>https://www.digikey.com/en/products/detail/kycon-inc/STX-3000/9975995?s=N4IgTCBcDaIMoBUAaBaAzABiyAugXyA</text:p>
          </table:table-cell>
          <table:table-cell table:style-name="ce3" office:value-type="string" calcext:value-type="string">
            <text:p>$0.64</text:p>
          </table:table-cell>
          <table:table-cell table:formula="of:=([.H39]*[.C39])" office:value-type="currency" office:currency="USD" office:value="0.64" calcext:value-type="currency">
            <text:p>$0.64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30XX243121_613010243121</text:p>
          </table:table-cell>
          <table:table-cell office:value-type="string" calcext:value-type="string">
            <text:p>DavidWrinn:613010243121_10pin</text:p>
          </table:table-cell>
          <table:table-cell office:value-type="float" office:value="613010243121" calcext:value-type="float">
            <text:p>613010243121</text:p>
          </table:table-cell>
          <table:table-cell office:value-type="string" calcext:value-type="string">
            <text:p>https://www.digikey.com/en/products/detail/w%C3%BCrth-elektronik/613010243121/2508634?s=N4IgTCBcDaIGwEYDMAGBKwBYkLAkAugL5A</text:p>
          </table:table-cell>
          <table:table-cell table:style-name="ce3" office:value-type="string" calcext:value-type="string">
            <text:p>$1.00</text:p>
          </table:table-cell>
          <table:table-cell table:formula="of:=([.H40]*[.C40])" office:value-type="currency" office:currency="USD" office:value="1" calcext:value-type="currency">
            <text:p>$1.00</text:p>
          </table:table-cell>
        </table:table-row>
        <table:table-row table:style-name="ro2">
          <table:table-cell/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, 1/4W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CF14JT1K00</text:p>
          </table:table-cell>
          <table:table-cell office:value-type="string" calcext:value-type="string">
            <text:p>https://www.digikey.com/en/products/detail/stackpole-electronics-inc/CF14JT1K00/1741314</text:p>
          </table:table-cell>
          <table:table-cell table:style-name="ce3" office:value-type="string" calcext:value-type="string">
            <text:p>$0.10</text:p>
          </table:table-cell>
          <table:table-cell table:formula="of:=([.H41]*[.C41])" office:value-type="currency" office:currency="USD" office:value="0.2" calcext:value-type="currency">
            <text:p>$0.20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6"/>
          <table:table-cell table:style-name="ce2" office:value-type="string" calcext:value-type="string">
            <text:p>Complete Sub-total (minus pcb manufacturing costs)</text:p>
          </table:table-cell>
          <table:table-cell/>
          <table:table-cell table:formula="of:=SUM([.I3:.I41])" office:value-type="currency" office:currency="USD" office:value="212.175" calcext:value-type="currency">
            <text:p>$212.18</text:p>
          </table:table-cell>
        </table:table-row>
        <table:table-row table:style-name="ro2" table:number-rows-repeated="4">
          <table:table-cell table:number-columns-repeated="9"/>
        </table:table-row>
        <table:table-row table:style-name="ro2">
          <table:table-cell table:number-columns-repeated="8"/>
          <table:table-cell office:value-type="currency" office:currency="USD" office:value="4" calcext:value-type="currency">
            <text:p>$4.00</text:p>
          </table:table-cell>
        </table:table-row>
        <table:table-row table:style-name="ro2" table:number-rows-repeated="104852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/00/0000</text:date>, <text:time style:data-style-name="N2" text:time-value="18:31:31.3050382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dc:date>2026-02-03T18:59:42.863544609</dc:date>
    <meta:editing-duration>PT1H11M45S</meta:editing-duration>
    <meta:editing-cycles>10</meta:editing-cycles>
    <meta:document-statistic meta:table-count="1" meta:cell-count="297" meta:object-count="0"/>
  </office:meta>
</office:document-meta>
</file>